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 Problem no : 10071</text:span></text:h>
      <text:h text:style-name="Default"><text:s text:c="1"/>2<text:s text:c="2"/><text:span text:style-name="style2">//Title : Back to high school physics</text:span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text:span text:style-name="style10">{</text:span></text:h>
      <text:h text:style-name="Default"><text:s text:c="1"/>7<text:s text:c="2"/></text:h>
      <text:h text:style-name="Default"><text:s text:c="1"/>8<text:s text:c="2"/><text:s text:c="4"/><text:span text:style-name="style5">int </text:span><text:span text:style-name="style11">v</text:span><text:span text:style-name="style10">,</text:span><text:span text:style-name="style11">t</text:span><text:span text:style-name="style10">;</text:span></text:h>
      <text:h text:style-name="Default"><text:s text:c="1"/>9<text:s text:c="2"/></text:h>
      <text:h text:style-name="Default">10<text:s text:c="2"/><text:s text:c="4"/><text:span text:style-name="style5">while</text:span><text:span text:style-name="style10">(</text:span><text:span text:style-name="style11">scanf</text:span><text:span text:style-name="style10">(</text:span><text:span text:style-name="style6">"%d %d"</text:span><text:span text:style-name="style10">,&amp;</text:span><text:span text:style-name="style11">v</text:span><text:span text:style-name="style10">,&amp;</text:span><text:span text:style-name="style11">t</text:span><text:span text:style-name="style10">)==</text:span><text:span text:style-name="style4">2</text:span><text:span text:style-name="style10">)</text:span></text:h>
      <text:h text:style-name="Default">11<text:s text:c="2"/><text:s text:c="4"/><text:span text:style-name="style10">{</text:span></text:h>
      <text:h text:style-name="Default">12<text:s text:c="2"/><text:s text:c="8"/><text:span text:style-name="style5">if</text:span><text:span text:style-name="style10">(-</text:span><text:span text:style-name="style4">100</text:span><text:span text:style-name="style10">&lt;=</text:span><text:span text:style-name="style11">v </text:span><text:span text:style-name="style10">&amp;&amp; </text:span><text:span text:style-name="style11">v</text:span><text:span text:style-name="style10">&lt;=</text:span><text:span text:style-name="style4">100 </text:span><text:span text:style-name="style10">&amp;&amp; </text:span><text:span text:style-name="style4">0</text:span><text:span text:style-name="style10">&lt;=</text:span><text:span text:style-name="style11">t </text:span><text:span text:style-name="style10">&amp;&amp; </text:span><text:span text:style-name="style11">t</text:span><text:span text:style-name="style10">&lt;=</text:span><text:span text:style-name="style4">200</text:span><text:span text:style-name="style10">)</text:span></text:h>
      <text:h text:style-name="Default">13<text:s text:c="2"/><text:s text:c="8"/><text:span text:style-name="style10">{</text:span></text:h>
      <text:h text:style-name="Default">14<text:s text:c="2"/><text:s text:c="12"/><text:span text:style-name="style5">int </text:span><text:span text:style-name="style11">s</text:span><text:span text:style-name="style10">;</text:span></text:h>
      <text:h text:style-name="Default">15<text:s text:c="2"/><text:s text:c="12"/><text:span text:style-name="style11">s</text:span><text:span text:style-name="style10">=</text:span><text:span text:style-name="style4">2</text:span><text:span text:style-name="style10">*</text:span><text:span text:style-name="style11">v</text:span><text:span text:style-name="style10">*</text:span><text:span text:style-name="style11">t</text:span><text:span text:style-name="style10">;</text:span></text:h>
      <text:h text:style-name="Default">16<text:s text:c="2"/><text:s text:c="12"/><text:span text:style-name="style11">printf</text:span><text:span text:style-name="style10">(</text:span><text:span text:style-name="style6">"%d\n"</text:span><text:span text:style-name="style10">,</text:span><text:span text:style-name="style11">s</text:span><text:span text:style-name="style10">);</text:span></text:h>
      <text:h text:style-name="Default">17<text:s text:c="2"/><text:s text:c="8"/><text:span text:style-name="style10">}</text:span></text:h>
      <text:h text:style-name="Default">18<text:s text:c="2"/><text:s text:c="4"/><text:span text:style-name="style10">}</text:span></text:h>
      <text:h text:style-name="Default">19<text:s text:c="2"/></text:h>
      <text:h text:style-name="Default">20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